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〉">
              <mrow>
                <mi>P</mi>
                <mrow>
                  <mo stretchy="false">(</mo>
                  <mrow>
                    <mo stretchy="false">ψ</mo>
                  </mrow>
                  <mo stretchy="false">)</mo>
                </mrow>
              </mrow>
            </mfenced>
            <mrow>
              <mi/>
              <mo stretchy="false">=</mo>
              <mi/>
            </mrow>
            <mtext>Sp</mtext>
            <mrow>
              <mo stretchy="false">(</mo>
              <mrow>
                <mfenced open="∣" close="〉">
                  <mrow>
                    <mo stretchy="false">ψ</mo>
                  </mrow>
                </mfenced>
                <mfenced open="〈" close="∣">
                  <mrow>
                    <mo stretchy="false">ψ</mo>
                  </mrow>
                </mfenced>
                <mo stretchy="false">ρ</mo>
              </mrow>
              <mo stretchy="false">)</mo>
            </mrow>
            <mrow>
              <mi/>
              <mo stretchy="false">=</mo>
              <mi/>
            </mrow>
          </mrow>
        </mtd>
      </mtr>
      <mtr>
        <mtd>
          <mrow>
            <mphantom>
              <mstyle>
                <mrow>
                  <mrow>
                    <mfenced open="〈" close="〉">
                      <mrow>
                        <mi>P</mi>
                        <mrow>
                          <mo stretchy="false">(</mo>
                          <mrow>
                            <mo stretchy="false">ψ</mo>
                          </mrow>
                          <mo stretchy="false">)</mo>
                        </mrow>
                      </mrow>
                    </mfenced>
                  </mrow>
                </mrow>
              </mstyle>
            </mphantom>
            <mrow>
              <mi/>
              <mo stretchy="false">=</mo>
              <mi/>
            </mrow>
            <mtext>Sp</mtext>
            <mfenced open="(" close=")">
              <mrow>
                <mrow>
                  <munder>
                    <mo stretchy="false">∑</mo>
                    <mi>m</mi>
                  </munder>
                  <msub>
                    <mi>p</mi>
                    <mi>m</mi>
                  </msub>
                </mrow>
                <mi/>
                <mfenced open="∣" close="〉">
                  <mrow>
                    <mo stretchy="false">ψ</mo>
                  </mrow>
                </mfenced>
                <mfenced open="〈" close="〉">
                  <mrow>
                    <mrow>
                      <mo stretchy="false">ψ</mo>
                    </mrow>
                    <mo stretchy="false">∣</mo>
                    <mrow>
                      <msub>
                        <mo stretchy="false">ψ</mo>
                        <mi>m</mi>
                      </msub>
                    </mrow>
                  </mrow>
                </mfenced>
                <mfenced open="〈" close="∣">
                  <mrow>
                    <msub>
                      <mo stretchy="false">ψ</mo>
                      <mi>m</mi>
                    </msub>
                  </mrow>
                </mfenced>
              </mrow>
            </mfenced>
            <mrow>
              <mi/>
              <mo stretchy="false">=</mo>
              <mi/>
            </mrow>
          </mrow>
        </mtd>
      </mtr>
      <mtr>
        <mtd>
          <mrow>
            <mphantom>
              <mstyle>
                <mrow>
                  <mrow>
                    <mfenced open="〈" close="〉">
                      <mrow>
                        <mi>P</mi>
                        <mrow>
                          <mo stretchy="false">(</mo>
                          <mrow>
                            <mo stretchy="false">ψ</mo>
                          </mrow>
                          <mo stretchy="false">)</mo>
                        </mrow>
                      </mrow>
                    </mfenced>
                  </mrow>
                </mrow>
              </mstyle>
            </mphantom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sub>
                <mi>p</mi>
                <mi>m</mi>
              </msub>
            </mrow>
            <mi/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ψ</mo>
                </mrow>
              </mrow>
            </mfenced>
            <mfenced open="〈" close="〉">
              <mrow>
                <mrow>
                  <mo stretchy="false">ψ</mo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fenced open="〈" close="〉">
              <mrow>
                <mrow>
                  <msub>
                    <mo stretchy="false">ψ</mo>
                    <mi>m</mi>
                  </msub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phantom>
              <mstyle>
                <mrow>
                  <mrow>
                    <mfenced open="〈" close="〉">
                      <mrow>
                        <mi>P</mi>
                        <mrow>
                          <mo stretchy="false">(</mo>
                          <mrow>
                            <mo stretchy="false">ψ</mo>
                          </mrow>
                          <mo stretchy="false">)</mo>
                        </mrow>
                      </mrow>
                    </mfenced>
                  </mrow>
                </mrow>
              </mstyle>
            </mphantom>
            <mrow>
              <mi/>
              <mo stretchy="false">=</mo>
              <mi/>
            </mrow>
            <mrow>
              <munder>
                <mo stretchy="false">∑</mo>
                <mrow>
                  <mi>m</mi>
                  <mi>,</mi>
                  <mi>n</mi>
                </mrow>
              </munder>
              <msub>
                <mi>p</mi>
                <mi>m</mi>
              </msub>
            </mrow>
            <mi/>
            <mfenced open="〈" close="〉">
              <mrow>
                <mrow>
                  <mo stretchy="false">ψ</mo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fenced open="〈" close="〉">
              <mrow>
                <mrow>
                  <msub>
                    <mo stretchy="false">ψ</mo>
                    <mi>m</mi>
                  </msub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phantom>
              <mstyle>
                <mrow>
                  <mrow>
                    <mfenced open="〈" close="〉">
                      <mrow>
                        <mi>P</mi>
                        <mrow>
                          <mo stretchy="false">(</mo>
                          <mrow>
                            <mo stretchy="false">ψ</mo>
                          </mrow>
                          <mo stretchy="false">)</mo>
                        </mrow>
                      </mrow>
                    </mfenced>
                  </mrow>
                </mrow>
              </mstyle>
            </mphantom>
            <mrow>
              <mi/>
              <mo stretchy="false">=</mo>
              <mi/>
            </mrow>
            <mrow>
              <munder>
                <mo stretchy="false">∑</mo>
                <mi>n</mi>
              </munder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o stretchy="false">ρ</mo>
                </mrow>
                <mo stretchy="false">∣</mo>
                <mrow>
                  <msub>
                    <mo stretchy="false">ϕ</mo>
                    <mi>n</mi>
                  </msub>
                </mrow>
              </mrow>
            </mfenced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ψ</mo>
                </mrow>
              </mrow>
            </mfenced>
          </mrow>
        </mtd>
      </mtr>
      <mtr>
        <mtd>
          <mrow/>
        </mtd>
      </mtr>
      <mtr>
        <mtd>
          <mrow>
            <mfenced open="〈" close="〉">
              <mrow>
                <mi>P</mi>
                <mrow>
                  <mo stretchy="false">(</mo>
                  <mrow>
                    <mo stretchy="false">ψ</mo>
                  </mrow>
                  <mo stretchy="false">)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o stretchy="false">ρ</mo>
                </mrow>
                <mo stretchy="false">∣</mo>
                <mrow>
                  <mo stretchy="false">ψ</mo>
                </mrow>
              </mrow>
            </mfenced>
          </mrow>
        </mtd>
      </mtr>
    </mtable>
    <annotation encoding="StarMath 5.0">alignl left langle P(%ipsi) right rangle `=` "Sp" ( left lline %ipsi right rangle left langle %ipsi right rline %irho ) `=` newline
alignl phantom {left langle P(%ipsi) right rangle} 
`=` "Sp" left ( sum from m p_m `
left lline %ipsi right rangle left langle %ipsi mline
%ipsi_m right rangle left langle %ipsi_m right rline right ) `=` newline
alignl phantom {left langle P(%ipsi) right rangle} 
`=` sum from {m , n} p_m `
left langle %iphi_n mline %ipsi right rangle 
left langle %ipsi mline %ipsi_m right rangle 
left langle %ipsi_m mline %iphi_n right rangle `=` newline
alignl phantom {left langle P(%ipsi) right rangle} 
`=` sum from {m , n} p_m `
left langle %ipsi mline %ipsi_m right rangle 
left langle %ipsi_m mline %iphi_n right rangle 
left langle %iphi_n mline %ipsi right rangle `=` newline
alignl phantom {left langle P(%ipsi) right rangle} 
`=` sum from n `
left langle %ipsi mline %irho mline %iphi_n right rangle 
left langle %iphi_n mline %ipsi right rangle newline newline
alignl left langle P(%ipsi) right rangle `=` left langle %ipsi mline %irho mline %ipsi 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3:37:41.408000000</meta:creation-date>
    <meta:generator>LibreOffice/4.1.4.2$Windows_x86 LibreOffice_project/0a0440ccc0227ad9829de5f46be37cfb6edcf72</meta:generator>
  </office:meta>
</office:document-meta>
</file>